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</table:table>
      <table:table table:name="Order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315" calcext:value-type="float">
            <text:p>3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93" calcext:value-type="float">
            <text:p>1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</table:table>
      <table:table table:name="Saturation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Strategy.A1:Strategy.AMJ1048576" table:contains-header="false">
          <table:sort>
            <table:sort-by table:field-number="3" table:order="descending" table:data-type="automatic"/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Order.A2:Order.B5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  <table:database-range table:name="__Anonymous_Sheet_DB__2" table:target-range-address="Saturation.A1:Saturation.C16">
          <table:sort>
            <table:sort-by table:field-number="2" table:order="descending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11:04:01.528723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3:45:33.890585016</meta:creation-date>
    <dc:date>2016-09-15T11:11:31.509948793</dc:date>
    <meta:editing-duration>P0D</meta:editing-duration>
    <meta:editing-cycles>2</meta:editing-cycles>
    <meta:generator>LibreOffice/4.2.8.2$Linux_X86_64 LibreOffice_project/420m0$Build-2</meta:generator>
    <meta:document-statistic meta:table-count="3" meta:cell-count="297" meta:object-count="0"/>
  </office:meta>
</office:document-meta>
</file>